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2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1.243cm" svg:y1="1.627cm" svg:x2="1.243cm" svg:y2="2.688cm">
          <text:p/>
        </draw:line>
        <draw:path draw:style-name="gr2" draw:layer="layout" svg:width="1.459cm" svg:height="1.459cm" svg:x="0.536cm" svg:y="1.44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frame draw:style-name="gr3" draw:layer="layout" svg:width="1.25cm" svg:height="0.639cm" svg:x="0.761cm" svg:y="0.905cm">
          <draw:text-box>
            <text:p text:style-name="P1"><text:span text:style-name="T1">ВКЛ. </text:span></text:p>
          </draw:text-box>
        </draw:frame>
        <draw:polygon draw:style-name="gr4" draw:layer="layout" svg:width="1.591cm" svg:height="0.397cm" svg:x="0.47cm" svg:y="1.971cm" svg:viewBox="0 0 1592 398" draw:points="0,0 0,398 1592,398 1592,0">
          <text:p/>
        </draw:polygon>
        <draw:polygon draw:style-name="gr2" draw:layer="layout" svg:width="1.591cm" svg:height="0.397cm" svg:x="0.47cm" svg:y="1.971cm" svg:viewBox="0 0 1592 398" draw:points="0,0 0,398 1592,398 1592,0">
          <text:p/>
        </draw:polygon>
        <draw:frame draw:style-name="gr3" draw:layer="layout" svg:width="1.26cm" svg:height="0.639cm" svg:x="2.34cm" svg:y="1.875cm">
          <draw:text-box>
            <text:p text:style-name="P1"><text:span text:style-name="T1">ОТКЛ. </text:span></text:p>
          </draw:text-box>
        </draw:frame>
        <draw:polygon draw:style-name="gr5" draw:layer="layout" svg:width="0.397cm" svg:height="0.131cm" svg:x="1.554cm" svg:y="2.108cm" svg:viewBox="0 0 398 132" draw:points="398,66 0,0 0,132">
          <text:p/>
        </draw:polygon>
        <draw:polygon draw:style-name="gr6" draw:layer="layout" svg:width="0.397cm" svg:height="0.131cm" svg:x="1.554cm" svg:y="2.108cm" svg:viewBox="0 0 398 132" draw:points="398,66 0,0 0,13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2" draw:display-name="Dash_2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54:05.953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8T20:54:13.609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0:54:05.875000000"/>
  </office:meta>
</office:document-meta>
</file>